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officeooo:paragraph-rsid="001692d1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officeooo:paragraph-rsid="001692d1" style:font-size-asian="12.25pt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4pt" officeooo:paragraph-rsid="001692d1" style:font-size-asian="12.25pt" style:font-size-complex="14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" fo:font-size="12pt" officeooo:paragraph-rsid="001692d1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2pt" style:text-underline-style="solid" style:text-underline-width="auto" style:text-underline-color="font-color" officeooo:paragraph-rsid="001692d1" style:font-size-asian="12pt" style:font-size-complex="12pt"/>
    </style:style>
    <style:style style:name="T1" style:family="text">
      <style:text-properties officeooo:rsid="001692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UNIVERSIDADE DO VALE DO ITAJAI</text:span></text:p>
      <text:p text:style-name="P1"><text:span text:style-name="T1">CENTRO DE CIÊNCIAS TECNOLOGICAS DA TERRA E DO MAR - CTTMAR</text:span></text:p>
      <text:p text:style-name="P1"><text:span text:style-name="T1">CURSO SUPERIOR DE TECNOLOGIA EM DESENVOLVIMENTO DE SISTEMAS PARA INTERNET</text:span></text:p>
      <text:p text:style-name="P1"><text:span text:style-name="T1">PROJETO DE GRADUAÇÃO INTEGRADO</text:span></text:p>
      <text:p text:style-name="P1"><text:span text:style-name="T1"/></text:p>
      <text:p text:style-name="P1"><text:span text:style-name="T1">Fábio da Silva Júnior</text:span></text:p>
      <text:p text:style-name="P1"><text:span text:style-name="T1"/></text:p>
      <text:p text:style-name="P2"><text:span text:style-name="T1">Interface de Monitoramento de Servidores – IMS</text:span></text:p>
      <text:p text:style-name="P2"><text:span text:style-name="T1"/></text:p>
      <text:p text:style-name="P5"><text:span text:style-name="T1">Formulário de proposta</text:span></text:p>
      <text:p text:style-name="P2"><text:span text:style-name="T1"/></text:p>
      <text:p text:style-name="P4"><text:span text:style-name="T1">O processo de administração de servidores envolve basicamente monitoramento e prevenção de riscos. Para tanto, o administrador de redes faz uso de ferramentas que o auxiliam nestas atividades. Atualmente há no mercado várias alternativas de sistemas que disponibilizam esse tipo de serviço. Cada um tem seu ponto forte, o que faz com que os SysAdmin acabe utilizando um conjunto de ferramentas para monitorar de maneira mais eficaz seus servidores.</text:span></text:p>
      <text:p text:style-name="P4"><text:span text:style-name="T1"></text:span></text:p>
      <text:p text:style-name="P4"><text:span text:style-name="T1">A proposta da Interface de Monitoramento de Servidores (IMS), é simplificar o monitoramento, reunindo as ferramentas principais em um só sistema. Não tem objetivo comercial direto, já que não será vendido como produto, mas indireto já que é utilizado como ferramenta de trabalho de SysAdmins.O IMS permite o cadastro de servidores e serviços, bem como o vínculo destes serviços aos servidores, para consulta de status e construção de gráficos. </text:span></text:p>
      <text:p text:style-name="P4"><text:span text:style-name="T1"></text:span></text:p>
      <text:p text:style-name="P4"><text:span text:style-name="T1">A partir do sistema pode-se monitorar vários componentes do servidor, como memória fisica e swap, uso de disco, processamento, carga, usuários conectados, conexões do mysql, e tudo aquilo que possui uma MIB válida e presente no servidor.</text:span></text:p>
      <text:p text:style-name="P4"><text:span text:style-name="T1"></text:span></text:p>
      <text:p text:style-name="P4"><text:span text:style-name="T1">Em conjunto com o sistema web, construído em JAVA com JSP, está um motor em Python que realiza consultas utilizando um protocolo específico de monitoramento e gerenciamento de servidores, o SNMP. O Simple Network Management Protocol, ou simplesmente SNMP, é um protocolo de gerência de redes UDP, de camada de aplicação, baseado na RFC1157(http://tools.ietf.org/html/rfc1157) de 1990.</text:span></text:p>
      <text:p text:style-name="P4"><text:span text:style-name="T1"></text:span></text:p>
      <text:p text:style-name="P4"><text:span text:style-name="T1">Implementado pelo net-snmp, tem a capacidade de realizar consultas e alterar valores remotamente através de "MIBs" (management information bases), que definen qual informação está disponível em qualquer dispositivo de rede gerenciável.</text:span></text:p>
      <text:p text:style-name="P3"><text:span text:style-name="T1">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abio Júnior</meta:initial-creator>
    <meta:creation-date>2011-04-04T14:37:39</meta:creation-date>
    <meta:document-statistic meta:table-count="0" meta:image-count="0" meta:object-count="0" meta:page-count="1" meta:paragraph-count="17" meta:word-count="306" meta:character-count="2038"/>
    <dc:date>2011-04-04T14:42:01</dc:date>
    <dc:creator>Fabio Júnior</dc:creator>
    <meta:editing-duration>PT00H04M22S</meta:editing-duration>
    <meta:editing-cycles>1</meta:editing-cycles>
    <meta:generator>OpenOffice.org/3.2$Linux OpenOffice.org_project/320m19$Build-9505</meta:generator>
  </office:meta>
</office:document-meta>
</file>